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11"/>
    <style:style style:name="ce5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default-cell-style-name="ce5"/>
        <table:table-row table:style-name="ro1">
          <table:table-cell table:style-name="ce1" office:value-type="string">
            <text:p>Point Ai</text:p>
          </table:table-cell>
          <table:table-cell table:style-name="ce1" office:value-type="string">
            <text:p>Distance à A(i-1) [m]</text:p>
          </table:table-cell>
          <table:table-cell table:style-name="ce1" office:value-type="string">
            <text:p>Distance au départ [m]</text:p>
          </table:table-cell>
          <table:table-cell table:style-name="ce1" office:value-type="string">
            <text:p>Altitude [m]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3"/>
          <table:table-cell office:value-type="float" office:value="0">
            <text:p>0,0</text:p>
          </table:table-cell>
          <table:table-cell office:value-type="float" office:value="94.8">
            <text:p>94,8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5.1">
            <text:p>105,1</text:p>
          </table:table-cell>
          <table:table-cell table:formula="of:=[.B3]+[.C2]" office:value-type="float" office:value="105.1">
            <text:p>105,1</text:p>
          </table:table-cell>
          <table:table-cell office:value-type="float" office:value="94.85">
            <text:p>94,8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5.1">
            <text:p>105,1</text:p>
          </table:table-cell>
          <table:table-cell table:formula="of:=[.B4]+[.C3]" office:value-type="float" office:value="210.2">
            <text:p>210,2</text:p>
          </table:table-cell>
          <table:table-cell office:value-type="float" office:value="94.21">
            <text:p>94,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5.1">
            <text:p>105,1</text:p>
          </table:table-cell>
          <table:table-cell table:formula="of:=[.B5]+[.C4]" office:value-type="float" office:value="315.3">
            <text:p>315,3</text:p>
          </table:table-cell>
          <table:table-cell office:value-type="float" office:value="94.11">
            <text:p>94,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5">
            <text:p>105,0</text:p>
          </table:table-cell>
          <table:table-cell table:formula="of:=[.B6]+[.C5]" office:value-type="float" office:value="420.3">
            <text:p>420,3</text:p>
          </table:table-cell>
          <table:table-cell office:value-type="float" office:value="94.41">
            <text:p>94,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5.1">
            <text:p>105,1</text:p>
          </table:table-cell>
          <table:table-cell table:formula="of:=[.B7]+[.C6]" office:value-type="float" office:value="525.4">
            <text:p>525,4</text:p>
          </table:table-cell>
          <table:table-cell office:value-type="float" office:value="94.84">
            <text:p>94,84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5.1">
            <text:p>105,1</text:p>
          </table:table-cell>
          <table:table-cell table:formula="of:=[.B8]+[.C7]" office:value-type="float" office:value="630.5">
            <text:p>630,5</text:p>
          </table:table-cell>
          <table:table-cell office:value-type="float" office:value="95.31">
            <text:p>95,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5.1">
            <text:p>105,1</text:p>
          </table:table-cell>
          <table:table-cell table:formula="of:=[.B9]+[.C8]" office:value-type="float" office:value="735.6">
            <text:p>735,6</text:p>
          </table:table-cell>
          <table:table-cell office:value-type="float" office:value="96.37">
            <text:p>96,3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5.1">
            <text:p>105,1</text:p>
          </table:table-cell>
          <table:table-cell table:formula="of:=[.B10]+[.C9]" office:value-type="float" office:value="840.7">
            <text:p>840,7</text:p>
          </table:table-cell>
          <table:table-cell office:value-type="float" office:value="97.88">
            <text:p>97,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5.1">
            <text:p>105,1</text:p>
          </table:table-cell>
          <table:table-cell table:formula="of:=[.B11]+[.C10]" office:value-type="float" office:value="945.8">
            <text:p>945,8</text:p>
          </table:table-cell>
          <table:table-cell office:value-type="float" office:value="98.76">
            <text:p>98,7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5.1">
            <text:p>105,1</text:p>
          </table:table-cell>
          <table:table-cell table:formula="of:=[.B12]+[.C11]" office:value-type="float" office:value="1050.9">
            <text:p>1050,9</text:p>
          </table:table-cell>
          <table:table-cell office:value-type="float" office:value="98.46">
            <text:p>98,4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5.1">
            <text:p>105,1</text:p>
          </table:table-cell>
          <table:table-cell table:formula="of:=[.B13]+[.C12]" office:value-type="float" office:value="1156">
            <text:p>1156,0</text:p>
          </table:table-cell>
          <table:table-cell office:value-type="float" office:value="95.8">
            <text:p>95,8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5">
            <text:p>105,0</text:p>
          </table:table-cell>
          <table:table-cell table:formula="of:=[.B14]+[.C13]" office:value-type="float" office:value="1261">
            <text:p>1261,0</text:p>
          </table:table-cell>
          <table:table-cell office:value-type="float" office:value="93.9">
            <text:p>93,9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.6">
            <text:p>94,6</text:p>
          </table:table-cell>
          <table:table-cell table:formula="of:=[.B15]+[.C14]" office:value-type="float" office:value="1355.6">
            <text:p>1355,6</text:p>
          </table:table-cell>
          <table:table-cell office:value-type="float" office:value="94.63">
            <text:p>94,6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.5">
            <text:p>31,5</text:p>
          </table:table-cell>
          <table:table-cell table:formula="of:=[.B16]+[.C15]" office:value-type="float" office:value="1387.1">
            <text:p>1387,1</text:p>
          </table:table-cell>
          <table:table-cell office:value-type="float" office:value="95.46">
            <text:p>95,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.6">
            <text:p>52,6</text:p>
          </table:table-cell>
          <table:table-cell table:formula="of:=[.B17]+[.C16]" office:value-type="float" office:value="1439.7">
            <text:p>1439,7</text:p>
          </table:table-cell>
          <table:table-cell office:value-type="float" office:value="97.42">
            <text:p>97,4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2.5">
            <text:p>52,5</text:p>
          </table:table-cell>
          <table:table-cell table:formula="of:=[.B18]+[.C17]" office:value-type="float" office:value="1492.2">
            <text:p>1492,2</text:p>
          </table:table-cell>
          <table:table-cell office:value-type="float" office:value="97.81">
            <text:p>97,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2.6">
            <text:p>52,6</text:p>
          </table:table-cell>
          <table:table-cell table:formula="of:=[.B19]+[.C18]" office:value-type="float" office:value="1544.8">
            <text:p>1544,8</text:p>
          </table:table-cell>
          <table:table-cell office:value-type="float" office:value="96.69">
            <text:p>96,6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05.1">
            <text:p>105,1</text:p>
          </table:table-cell>
          <table:table-cell table:formula="of:=[.B20]+[.C19]" office:value-type="float" office:value="1649.9">
            <text:p>1649,9</text:p>
          </table:table-cell>
          <table:table-cell office:value-type="float" office:value="95.64">
            <text:p>95,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5.1">
            <text:p>105,1</text:p>
          </table:table-cell>
          <table:table-cell table:formula="of:=[.B21]+[.C20]" office:value-type="float" office:value="1755">
            <text:p>1755,0</text:p>
          </table:table-cell>
          <table:table-cell office:value-type="float" office:value="95.12">
            <text:p>95,1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0.1">
            <text:p>210,1</text:p>
          </table:table-cell>
          <table:table-cell table:formula="of:=[.B22]+[.C21]" office:value-type="float" office:value="1965.1">
            <text:p>1965,1</text:p>
          </table:table-cell>
          <table:table-cell office:value-type="float" office:value="94.14">
            <text:p>94,1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10.2">
            <text:p>210,2</text:p>
          </table:table-cell>
          <table:table-cell table:formula="of:=[.B23]+[.C22]" office:value-type="float" office:value="2175.3">
            <text:p>2175,3</text:p>
          </table:table-cell>
          <table:table-cell office:value-type="float" office:value="93.34">
            <text:p>93,3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05.1">
            <text:p>105,1</text:p>
          </table:table-cell>
          <table:table-cell table:formula="of:=[.B24]+[.C23]" office:value-type="float" office:value="2280.4">
            <text:p>2280,4</text:p>
          </table:table-cell>
          <table:table-cell office:value-type="float" office:value="93.1">
            <text:p>93,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05.1">
            <text:p>105,1</text:p>
          </table:table-cell>
          <table:table-cell table:formula="of:=[.B25]+[.C24]" office:value-type="float" office:value="2385.5">
            <text:p>2385,5</text:p>
          </table:table-cell>
          <table:table-cell office:value-type="float" office:value="93.25">
            <text:p>93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.5">
            <text:p>52,5</text:p>
          </table:table-cell>
          <table:table-cell table:formula="of:=[.B26]+[.C25]" office:value-type="float" office:value="2438">
            <text:p>2438,0</text:p>
          </table:table-cell>
          <table:table-cell office:value-type="float" office:value="93.23">
            <text:p>93,2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.6">
            <text:p>52,6</text:p>
          </table:table-cell>
          <table:table-cell table:formula="of:=[.B27]+[.C26]" office:value-type="float" office:value="2490.6">
            <text:p>2490,6</text:p>
          </table:table-cell>
          <table:table-cell office:value-type="float" office:value="93.21">
            <text:p>93,2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5">
            <text:p>105,0</text:p>
          </table:table-cell>
          <table:table-cell table:formula="of:=[.B28]+[.C27]" office:value-type="float" office:value="2595.6">
            <text:p>2595,6</text:p>
          </table:table-cell>
          <table:table-cell office:value-type="float" office:value="93.59">
            <text:p>93,59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2.6">
            <text:p>52,6</text:p>
          </table:table-cell>
          <table:table-cell table:formula="of:=[.B29]+[.C28]" office:value-type="float" office:value="2648.2">
            <text:p>2648,2</text:p>
          </table:table-cell>
          <table:table-cell office:value-type="float" office:value="93.58">
            <text:p>93,58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2.5">
            <text:p>52,5</text:p>
          </table:table-cell>
          <table:table-cell table:formula="of:=[.B30]+[.C29]" office:value-type="float" office:value="2700.7">
            <text:p>2700,7</text:p>
          </table:table-cell>
          <table:table-cell office:value-type="float" office:value="93.86">
            <text:p>93,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2.6">
            <text:p>52,6</text:p>
          </table:table-cell>
          <table:table-cell table:formula="of:=[.B31]+[.C30]" office:value-type="float" office:value="2753.3">
            <text:p>2753,3</text:p>
          </table:table-cell>
          <table:table-cell office:value-type="float" office:value="94.02">
            <text:p>94,0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5.1">
            <text:p>105,1</text:p>
          </table:table-cell>
          <table:table-cell table:formula="of:=[.B32]+[.C31]" office:value-type="float" office:value="2858.4">
            <text:p>2858,4</text:p>
          </table:table-cell>
          <table:table-cell office:value-type="float" office:value="94.69">
            <text:p>94,6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.1">
            <text:p>105,1</text:p>
          </table:table-cell>
          <table:table-cell table:formula="of:=[.B33]+[.C32]" office:value-type="float" office:value="2963.5">
            <text:p>2963,5</text:p>
          </table:table-cell>
          <table:table-cell office:value-type="float" office:value="94.6">
            <text:p>94,6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5">
            <text:p>105,0</text:p>
          </table:table-cell>
          <table:table-cell table:formula="of:=[.B34]+[.C33]" office:value-type="float" office:value="3068.5">
            <text:p>3068,5</text:p>
          </table:table-cell>
          <table:table-cell office:value-type="float" office:value="93.87">
            <text:p>93,87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.1">
            <text:p>105,1</text:p>
          </table:table-cell>
          <table:table-cell table:formula="of:=[.B35]+[.C34]" office:value-type="float" office:value="3173.6">
            <text:p>3173,6</text:p>
          </table:table-cell>
          <table:table-cell office:value-type="float" office:value="93.72">
            <text:p>93,72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2.6">
            <text:p>52,6</text:p>
          </table:table-cell>
          <table:table-cell table:formula="of:=[.B36]+[.C35]" office:value-type="float" office:value="3226.2">
            <text:p>3226,2</text:p>
          </table:table-cell>
          <table:table-cell office:value-type="float" office:value="94.26">
            <text:p>94,26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2.5">
            <text:p>52,5</text:p>
          </table:table-cell>
          <table:table-cell table:formula="of:=[.B37]+[.C36]" office:value-type="float" office:value="3278.7">
            <text:p>3278,7</text:p>
          </table:table-cell>
          <table:table-cell office:value-type="float" office:value="94.81">
            <text:p>94,8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7.8">
            <text:p>57,8</text:p>
          </table:table-cell>
          <table:table-cell table:formula="of:=[.B38]+[.C37]" office:value-type="float" office:value="3336.5">
            <text:p>3336,5</text:p>
          </table:table-cell>
          <table:table-cell office:value-type="float" office:value="95.08">
            <text:p>95,08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9.3">
            <text:p>89,3</text:p>
          </table:table-cell>
          <table:table-cell table:formula="of:=[.B39]+[.C38]" office:value-type="float" office:value="3425.8">
            <text:p>3425,8</text:p>
          </table:table-cell>
          <table:table-cell office:value-type="float" office:value="94.61">
            <text:p>94,6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5.1">
            <text:p>105,1</text:p>
          </table:table-cell>
          <table:table-cell table:formula="of:=[.B40]+[.C39]" office:value-type="float" office:value="3530.9">
            <text:p>3530,9</text:p>
          </table:table-cell>
          <table:table-cell office:value-type="float" office:value="94.93">
            <text:p>94,9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5.1">
            <text:p>105,1</text:p>
          </table:table-cell>
          <table:table-cell table:formula="of:=[.B41]+[.C40]" office:value-type="float" office:value="3636">
            <text:p>3636,0</text:p>
          </table:table-cell>
          <table:table-cell office:value-type="float" office:value="94.8">
            <text:p>94,8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>
            <draw:frame table:end-cell-address="Feuille1.K69" table:end-x="0.987cm" table:end-y="0.323cm" draw:z-index="0" draw:style-name="gr1" svg:width="23.004cm" svg:height="11.372cm" svg:x="0cm" svg:y="0.315cm">
              <draw:object draw:notify-on-update-of-ranges="Feuille1.C2:Feuille1.C41 Feuille1.C1:Feuille1.C1 Feuille1.D2:Feuille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17:5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14:41:19.32</meta:creation-date>
    <dc:date>2011-12-19T17:52:12</dc:date>
    <meta:editing-duration>PT1H21M49S</meta:editing-duration>
    <meta:editing-cycles>8</meta:editing-cycles>
    <meta:generator>LibreOffice/3.4$Unix LibreOffice_project/340m1$Build-402</meta:generator>
    <dc:creator>Pierre Haessig</dc:creator>
    <meta:document-statistic meta:table-count="3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svg:stroke-width="0.05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05cm" svg:height="11.373cm" xlink:href=".." xlink:type="simple" chart:class="chart:scatter" chart:style-name="ch1">
        <chart:title svg:x="10.016cm" svg:y="0.363cm" chart:style-name="ch2">
          <text:p>Circuit Nogaro</text:p>
        </chart:title>
        <chart:legend chart:legend-position="end" svg:x="18.835cm" svg:y="5.426cm" style:legend-expansion="high" chart:style-name="ch3"/>
        <chart:plot-area chart:style-name="ch4" table:cell-range-address="Feuille1.C1:Feuille1.C41 Feuille1.D2:Feuille1.D41" chart:data-source-has-labels="row" svg:x="0.91cm" svg:y="1.823cm" svg:width="17.005cm" svg:height="8.903cm">
          <chartooo:coordinate-region svg:x="2.034cm" svg:y="1.983cm" svg:width="15.443cm" svg:height="8.1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1.D2:Feuille1.D41" chart:label-cell-address="Feuille1.C1:Feuille1.C1" chart:class="chart:scatter">
            <chart:domain table:cell-range-address="Feuille1.C2:Feuille1.C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Distance au départ [m]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2:Feuille1.C41</svg:desc>
                </draw:g>
              </table:table-cell>
              <table:table-cell office:value-type="float" office:value="94.8">
                <text:p>94.8</text:p>
                <draw:g>
                  <svg:desc>Feuille1.D2:Feuille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.1">
                <text:p>105.1</text:p>
              </table:table-cell>
              <table:table-cell office:value-type="float" office:value="94.85">
                <text:p>94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.2">
                <text:p>210.2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.3">
                <text:p>315.3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.3">
                <text:p>420.3</text:p>
              </table:table-cell>
              <table:table-cell office:value-type="float" office:value="94.41">
                <text:p>94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.4">
                <text:p>525.4</text:p>
              </table:table-cell>
              <table:table-cell office:value-type="float" office:value="94.84">
                <text:p>94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0.5">
                <text:p>630.5</text:p>
              </table:table-cell>
              <table:table-cell office:value-type="float" office:value="95.31">
                <text:p>95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5.6">
                <text:p>735.6</text:p>
              </table:table-cell>
              <table:table-cell office:value-type="float" office:value="96.37">
                <text:p>96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0.7">
                <text:p>840.7</text:p>
              </table:table-cell>
              <table:table-cell office:value-type="float" office:value="97.88">
                <text:p>97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5.8">
                <text:p>945.8</text:p>
              </table:table-cell>
              <table:table-cell office:value-type="float" office:value="98.76">
                <text:p>98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.9">
                <text:p>1050.9</text:p>
              </table:table-cell>
              <table:table-cell office:value-type="float" office:value="98.46">
                <text:p>98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6">
                <text:p>115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1">
                <text:p>126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.6">
                <text:p>1355.6</text:p>
              </table:table-cell>
              <table:table-cell office:value-type="float" office:value="94.63">
                <text:p>94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7.1">
                <text:p>1387.1</text:p>
              </table:table-cell>
              <table:table-cell office:value-type="float" office:value="95.46">
                <text:p>95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9.7">
                <text:p>1439.7</text:p>
              </table:table-cell>
              <table:table-cell office:value-type="float" office:value="97.42">
                <text:p>97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2.2">
                <text:p>1492.2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4.8">
                <text:p>1544.8</text:p>
              </table:table-cell>
              <table:table-cell office:value-type="float" office:value="96.69">
                <text:p>96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9.9">
                <text:p>1649.9</text:p>
              </table:table-cell>
              <table:table-cell office:value-type="float" office:value="95.64">
                <text:p>95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5">
                <text:p>1755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65.1">
                <text:p>1965.1</text:p>
              </table:table-cell>
              <table:table-cell office:value-type="float" office:value="94.14">
                <text:p>94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5.3">
                <text:p>2175.3</text:p>
              </table:table-cell>
              <table:table-cell office:value-type="float" office:value="93.34">
                <text:p>93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80.4">
                <text:p>2280.4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85.5">
                <text:p>2385.5</text:p>
              </table:table-cell>
              <table:table-cell office:value-type="float" office:value="93.25">
                <text:p>9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38">
                <text:p>2438</text:p>
              </table:table-cell>
              <table:table-cell office:value-type="float" office:value="93.23">
                <text:p>93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0.6">
                <text:p>2490.6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95.6">
                <text:p>2595.6</text:p>
              </table:table-cell>
              <table:table-cell office:value-type="float" office:value="93.59">
                <text:p>93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48.2">
                <text:p>2648.2</text:p>
              </table:table-cell>
              <table:table-cell office:value-type="float" office:value="93.58">
                <text:p>93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0.7">
                <text:p>2700.7</text:p>
              </table:table-cell>
              <table:table-cell office:value-type="float" office:value="93.86">
                <text:p>93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53.3">
                <text:p>2753.3</text:p>
              </table:table-cell>
              <table:table-cell office:value-type="float" office:value="94.02">
                <text:p>94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58.4">
                <text:p>2858.4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63.5">
                <text:p>2963.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8.5">
                <text:p>3068.5</text:p>
              </table:table-cell>
              <table:table-cell office:value-type="float" office:value="93.87">
                <text:p>93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3.6">
                <text:p>3173.6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26.2">
                <text:p>3226.2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78.7">
                <text:p>3278.7</text:p>
              </table:table-cell>
              <table:table-cell office:value-type="float" office:value="94.81">
                <text:p>94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6.5">
                <text:p>3336.5</text:p>
              </table:table-cell>
              <table:table-cell office:value-type="float" office:value="95.08">
                <text:p>95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5.8">
                <text:p>3425.8</text:p>
              </table:table-cell>
              <table:table-cell office:value-type="float" office:value="94.61">
                <text:p>94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30.9">
                <text:p>3530.9</text:p>
              </table:table-cell>
              <table:table-cell office:value-type="float" office:value="94.93">
                <text:p>94.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36">
                <text:p>3636</text:p>
              </table:table-cell>
              <table:table-cell office:value-type="float" office:value="94.8">
                <text:p>9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